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tyle="italic" style:font-style-asian="italic" style:font-name-complex="Times New Roman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valiação - Atividades Práticas</text:p>
      <text:p text:style-name="P1">Meteorologia Física 2 – Junho de 2023</text:p>
      <text:p text:style-name="Standard"/>
      <text:p text:style-name="P2">Nome do aluno: _____________________ Nome do sítio de estudo: _______________________</text:p>
      <text:p text:style-name="P2"/>
      <text:p text:style-name="P2">Com base nas atividades práticas desenvolvidas na disciplina, responda as perguntas a seguir.</text:p>
      <text:p text:style-name="P2"/>
      <text:p text:style-name="P3">1) Na atividade 2, foi gerado um diagrama do caminho do Sol no céu para uma determinada localização. Reproduza aqui o diagrama gerado para o seu local de estudo, informe os eixos das coordenadas que foram utilizadas em sua confecção e explique o que cada curva significa.</text:p>
      <text:p text:style-name="P2"/>
      <text:p text:style-name="P2"/>
      <text:p text:style-name="P2"/>
      <text:p text:style-name="P3">2) Na atividade 3, foi gerado um gráfico do ciclo diário de irradiância para uma determinada localização. Reproduza aqui o gráfico gerado para sua localidade de estudo, explique com suas palavras o que representa cada uma das linhas e porque, visualmente, a soma da DNI com a DHI não resulta na GHI no gráfico em certos horários.</text:p>
      <text:p text:style-name="P2"/>
      <text:p text:style-name="P2"/>
      <text:p text:style-name="P2"/>
      <text:p text:style-name="P3">3) Na atividade 6, foram gerados gráficos usando dados da AERONET. Reproduza aqui os gráficos gerados para sua localidade de estudo e responda:</text:p>
      <text:p text:style-name="P3"/>
      <text:p text:style-name="P3">a) No gráfico de profundidade óptica do aerossol, identifique um período com valores mais altos e elabore uma hipótese que explique esses valores considerando a localização do sítio de estudo. Caso não seja possível identificar um período com essa caraterística, explique quais fatores podem levar a uma atmosfera com valores tão baixos de AOD.</text:p>
      <text:p text:style-name="P2"/>
      <text:p text:style-name="P2"/>
      <text:p text:style-name="P2"/>
      <text:p text:style-name="P3">b) No gráfico de água precipitável, identifique os períodos mais úmidos e mais secos, se possível.</text:p>
      <text:p text:style-name="P2"/>
      <text:p text:style-name="P2"/>
      <text:p text:style-name="P2"/>
      <text:p text:style-name="P2"><text:span text:style-name="Fonte_20_parág._20_padrão"><text:span text:style-name="T1">c) No gráfico do coeficiente de </text:span></text:span><text:span text:style-name="Fonte_20_parág._20_padrão"><text:span text:style-name="T2">Å</text:span></text:span><text:span text:style-name="Fonte_20_parág._20_padrão"><text:span text:style-name="T1">ngström, é possível identificar a predominância do tamanho das partículas, se moda grossa ou fina, pertence o aerossol? Justifique sua resposta. Caso exista uma sazonalidade nos valores, explique as classificações separadamente.</text:span></text:span></text:p>
      <text:p text:style-name="P2"/>
      <text:p text:style-name="P2"/>
      <text:p text:style-name="P2"/>
      <text:p text:style-name="P3">4) Na atividade 7, foi extraída uma série temporal com valores de turbidez atmosférica para um determinado ponto. Refaça o gráfico gerado para sua localidade de estudo considerando o mesmo intervalo temporal utilizado na análise de dados da AERONET (questão anterior) e compare com os gráficos de AOD e de água precipitável. Existe um mesmo comportamento entre as duas séries temporais com relação à sazonalidade de turbidez e os gráficos de dados observados? Justifique sua resposta considerando a influência do vapor de água e da AOD na turbidez atmosférica.</text:p>
      <text:p text:style-name="P2"/>
      <text:p text:style-name="P2"/>
      <text:p text:style-name="P2"/>
      <text:p text:style-name="P3"><text:soft-page-break/>5) Na atividade 8, foram gerados gráficos de radiação direta ao longo de um ano para uma certa latitude. Reproduza aqui o gráfico gerado para seu local de estudo considerando o melhor valor de inclinação, explique o que representa cada uma das curvas e justifique a escolha dos ângulos de inclinação do módulo em cada caso.</text:p>
      <text:p text:style-name="P2"/>
      <text:p text:style-name="P2"/>
      <text:p text:style-name="P2"/>
      <text:p text:style-name="P3">6) Na atividade 10, foram gerados gráficos com valores de irradiância através do modelo de transferência radiativa Simplified Solis para o seu local de estudo.</text:p>
      <text:p text:style-name="P3"/>
      <text:p text:style-name="P3">a) Reproduza aqui o gráfico do modelo de céu claro do Simplified Solis e compare com o gráfico gerado na atividade 3 (modelo de Ineichen &amp; Perez, 2002), apontando as semelhanças e diferenças.</text:p>
      <text:p text:style-name="P2"/>
      <text:p text:style-name="P2"/>
      <text:p text:style-name="P2"/>
      <text:p text:style-name="P2"><text:span text:style-name="Fonte_20_parág._20_padrão"><text:span text:style-name="T1">b) Reproduza o gráfico gerado que apresenta os valores de irradiância para diferentes valores de AOD e de água precipitável. Descreva o comportamento da irradiância conforme aumentam os valores das outras duas variáveis.</text:span></text:span></text:p>
      <text:p text:style-name="P2"/>
      <text:p text:style-name="P2"/>
      <text:p text:style-name="P6">CRITÉRIOS E VALORES de cada questão</text:p>
      <text:p text:style-name="P2"/>
      <text:p text:style-name="P2">1) 1,0</text:p>
      <text:p text:style-name="P2">Reproduzir diagrama feito corretamente: 0,2</text:p>
      <text:p text:style-name="P2">Informar os eixos das coordenadas (ângulo azimutal): 0,2</text:p>
      <text:p text:style-name="P2">Informar os eixos das coordenadas (ângulo zenital): 0,2</text:p>
      <text:p text:style-name="P2">Explicar o que cada curva significa (equinócio): 0,2</text:p>
      <text:p text:style-name="P2">Explicar o que cada curva significa (solstícios): 0,2</text:p>
      <text:p text:style-name="P2">Explicar o que cada curva significa (analemas): +0,2 (extra)</text:p>
      <text:p text:style-name="P2"/>
      <text:p text:style-name="P2">2) 1,0</text:p>
      <text:p text:style-name="P2">Reproduzir o gráfico feito corretamente: 0,2</text:p>
      <text:p text:style-name="P2">Explicar corretamente DNI: 0,2</text:p>
      <text:p text:style-name="P2">Explicar corretamente DHI: 0,2</text:p>
      <text:p text:style-name="P2">Explicar corretamente GHI: 0,2</text:p>
      <text:p text:style-name="P2">Explicar corretamente porque a soma da DNI com a DHI não resulta na GHI: 0,2</text:p>
      <text:p text:style-name="P2"/>
      <text:p text:style-name="P2">3) 3,75</text:p>
      <text:p text:style-name="P2">a) 1,25</text:p>
      <text:p text:style-name="P2">Reproduzir o gráfico feito corretamente: 0,25</text:p>
      <text:p text:style-name="P2">Identificar período de altos valores: 0,5</text:p>
      <text:p text:style-name="P2">Explicar valores: 0,5</text:p>
      <text:p text:style-name="P2">b) 1,25</text:p>
      <text:p text:style-name="P2">Reproduzir o gráfico feito corretamente: 0,25</text:p>
      <text:p text:style-name="P2">Identificar período de altos valores: 0,5</text:p>
      <text:p text:style-name="P2">Explicar valores: 0,5</text:p>
      <text:p text:style-name="P2">c) 1,25</text:p>
      <text:p text:style-name="P2">Reproduzir o gráfico feito corretamente: 0,25</text:p>
      <text:p text:style-name="P2">Identificar período de altos valores: 0,5</text:p>
      <text:p text:style-name="P2">Explicar valores: 0,5</text:p>
      <text:p text:style-name="P2"/>
      <text:p text:style-name="P2">4) 1,25</text:p>
      <text:p text:style-name="P2">Reproduzir o gráfico feito corretamente: 0,25</text:p>
      <text:p text:style-name="P2">Identificar período de altos e baixos valores: 0,5</text:p>
      <text:p text:style-name="P2">Explicar valores: 0,5</text:p>
      <text:p text:style-name="P2"/>
      <text:p text:style-name="P2">5) 1,0</text:p>
      <text:p text:style-name="P2">Reproduzir os gráficos feitos corretamente: 0,25</text:p>
      <text:p text:style-name="P2">Explicar cada curva: 0,25</text:p>
      <text:p text:style-name="P2">Justificar escolha dos ângulos de inclinação: 0,5</text:p>
      <text:p text:style-name="P2"/>
      <text:p text:style-name="P2">6) 2,0 </text:p>
      <text:p text:style-name="P2">a) 1,0</text:p>
      <text:p text:style-name="P2">Reproduzir os gráficos feitos corretamente: 0,5</text:p>
      <text:p text:style-name="P2">Comparar os gráficos: 0,5</text:p>
      <text:p text:style-name="P2">b) 1,0</text:p>
      <text:p text:style-name="P2">Reproduzir os gráficos feitos corretamente: 0,5</text:p>
      <text:p text:style-name="P2">Descrever o comportamento da irradiância: 0,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Bitstream Vera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Bitstream Vera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Revisão" style:family="paragraph">
      <style:paragraph-properties fo:hyphenation-ladder-count="no-limit" style:vertical-align="auto"/>
      <style:text-properties style:font-name-complex="Mangal" style:font-family-complex="Mangal" style:font-family-generic-complex="roman" style:font-pitch-complex="variable" style:font-size-complex="10.5pt" fo:hyphenate="tru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meta:initial-creator>Marcia Akemi</meta:initial-creator>
    <meta:creation-date>2023-06-05T12:32:00Z</meta:creation-date>
    <dc:date>2023-07-01T19:17:37.584817941</dc:date>
    <meta:editing-cycles>3</meta:editing-cycles>
    <meta:editing-duration>PT4M28S</meta:editing-duration>
    <meta:document-statistic meta:table-count="0" meta:image-count="0" meta:object-count="0" meta:page-count="3" meta:paragraph-count="57" meta:word-count="711" meta:character-count="4504" meta:non-whitespace-character-count="3848"/>
    <meta:template xlink:type="simple" xlink:actuate="onRequest" xlink:title="" xlink:href="Normal"/>
  </office:meta>
</office:document-meta>
</file>